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3014in" table:align="margins"/>
    </style:style>
    <style:style style:name="Table1.A" style:family="table-column">
      <style:table-column-properties style:column-width="2.434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2.3201in" table:align="left"/>
    </style:style>
    <style:style style:name="Table2.A" style:family="table-column">
      <style:table-column-properties style:column-width="0.7007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0.3507in"/>
    </style:style>
    <style:style style:name="Table2.D" style:family="table-column">
      <style:table-column-properties style:column-width="0.74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576in" table:align="margins"/>
    </style:style>
    <style:style style:name="Table3.A" style:family="table-column">
      <style:table-column-properties style:column-width="0.7701in" style:rel-column-width="21410*"/>
    </style:style>
    <style:style style:name="Table3.B" style:family="table-column">
      <style:table-column-properties style:column-width="0.5396in" style:rel-column-width="15007*"/>
    </style:style>
    <style:style style:name="Table3.C" style:family="table-column">
      <style:table-column-properties style:column-width="0.3604in" style:rel-column-width="10011*"/>
    </style:style>
    <style:style style:name="Table3.D" style:family="table-column">
      <style:table-column-properties style:column-width="0.6875in" style:rel-column-width="1910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771in" fo:margin-left="0in" table:align="left"/>
    </style:style>
    <style:style style:name="Table4.A" style:family="table-column">
      <style:table-column-properties style:column-width="0.5396in"/>
    </style:style>
    <style:style style:name="Table4.B" style:family="table-column">
      <style:table-column-properties style:column-width="0.4924in"/>
    </style:style>
    <style:style style:name="Table4.C" style:family="table-column">
      <style:table-column-properties style:column-width="0.3507in"/>
    </style:style>
    <style:style style:name="Table4.D" style:family="table-column">
      <style:table-column-properties style:column-width="0.9944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014in" table:align="margins"/>
    </style:style>
    <style:style style:name="Table6.A" style:family="table-column">
      <style:table-column-properties style:column-width="2.4618in" style:rel-column-width="22096*"/>
    </style:style>
    <style:style style:name="Table6.B" style:family="table-column">
      <style:table-column-properties style:column-width="2.4056in" style:rel-column-width="21591*"/>
    </style:style>
    <style:style style:name="Table6.C" style:family="table-column">
      <style:table-column-properties style:column-width="2.434in" style:rel-column-width="2184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014in" table:align="margins"/>
    </style:style>
    <style:style style:name="Table5.A" style:family="table-column">
      <style:table-column-properties style:column-width="2.434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Times New Roman1" fo:font-size="10pt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0pt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8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bold" style:font-name-asian="Tahoma" style:font-size-asian="10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1" fo:font-size="11pt" fo:font-weight="bold" style:font-size-asian="11pt" style:font-weight-asian="bold" style:font-name-complex="Times New Roman2" style:font-size-complex="11pt" style:font-weight-complex="bold"/>
    </style:style>
    <style:style style:name="P12" style:family="paragraph" style:parent-style-name="Standard">
      <style:paragraph-properties fo:margin-left="0in" fo:margin-right="-0.0098in" fo:margin-top="0.0098in" fo:margin-bottom="0.0098in" fo:text-align="start" style:justify-single-word="false" fo:text-indent="0in" style:auto-text-indent="fals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master-page-name="">
      <style:paragraph-properties fo:margin-left="0in" fo:margin-right="-0.0098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margin-left="0in" fo:margin-right="0in" fo:margin-top="0.0098in" fo:margin-bottom="0.0098in" fo:text-align="start" style:justify-single-word="false" fo:text-indent="-0.0098in" style:auto-text-indent="false">
        <style:tab-stops/>
      </style:paragraph-properties>
      <style:text-properties fo:color="#000000" style:text-outline="false" style:text-line-through-style="none" style:font-name="Times New Roman1" fo:font-size="10pt" fo:language="en" fo:country="GB" fo:font-style="normal" fo:text-shadow="none" style:text-underline-style="none" fo:font-weight="bold" style:font-name-asian="Tahoma" style:font-size-asian="8.75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5.9945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Times New Roman1" fo:font-size="10pt" fo:font-weight="normal" style:font-size-asian="8.75pt" style:font-weight-asian="normal" style:font-name-complex="Times New Roman2" style:font-size-complex="10pt" style:font-weight-complex="normal"/>
    </style:style>
    <style:style style:name="T2" style:family="text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language="zxx" fo:country="none" fo:font-style="normal" fo:text-shadow="none" style:text-underline-style="none" fo:font-weight="bold" fo:background-color="transparent" style:font-name-asian="Tahoma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imes New Roman" fo:font-weight="bold" style:font-weight-asian="bold" style:font-name-complex="Times New Roman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ẢNG TỔNG HỢP VÉ TỰ CHỌN TRÚNG THƯỞNG</text:p>
      <text:p text:style-name="P10"><text:span text:style-name="T1">Ngày: </text:span><text:span text:style-name="T2"><text:placeholder text:placeholder-type="text">&lt;get_date()&gt;</text:placeholder></text:span></text:p>
      <text:p text:style-name="P10"><text:span text:style-name="T4">Đài dự thưởng: </text:span><text:span text:style-name="T3"><text:placeholder text:placeholder-type="text">&lt;get_daiduthuong()&gt;</text:placeholder></text:span></text:p>
      <text:p text:style-name="P13"><text:placeholder text:placeholder-type="text">&lt;for each="daily in get_daily()"&gt;</text:placeholder></text:p>
      <text:p text:style-name="P14"><text:placeholder text:placeholder-type="text">&lt;if test="get_tong_dl(daily)['tong_thanhtien'] &lt;&gt; '0' "&gt;</text:placeholder></text:p>
      <text:p text:style-name="P8"><text:placeholder text:placeholder-type="text">&lt;daily.ma_daily&gt;</text:placeholder><text:tab/><text:tab/><text:placeholder text:placeholder-type="text">&lt;daily.name&gt;</text:placeholder></text:p>
      <text:p text:style-name="P12"><text:placeholder text:placeholder-type="text">&lt;for each="menhgia in get_menh_gia()"&gt;</text:placeholder></text:p>
      <text:p text:style-name="P8"><text:placeholder text:placeholder-type="text">&lt;menhgia.name&gt;</text:placeholder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"/>
                </table:table-cell>
                <table:table-cell table:style-name="Table2.B1" office:value-type="string">
                  <text:p text:style-name="P3">Số Lượng</text:p>
                </table:table-cell>
                <table:table-cell table:style-name="Table2.B1" office:value-type="string">
                  <text:p text:style-name="P3">Số Lần</text:p>
                </table:table-cell>
                <table:table-cell table:style-name="Table2.D1" office:value-type="string">
                  <text:p text:style-name="P3">Thành tiền</text:p>
                </table:table-cell>
              </table:table-row>
              <table:table-row>
                <table:table-cell table:style-name="Table2.A1" office:value-type="string">
                  <text:p text:style-name="P2">Đầu:</text:p>
                </table:table-cell>
                <table:table-cell table:style-name="Table2.B2" office:value-type="string">
                  <text:p text:style-name="P4"><text:placeholder text:placeholder-type="text">&lt;get_chitiet(menhgia,daily)['tong_sl_2_d']&gt;</text:placeholder></text:p>
                </table:table-cell>
                <table:table-cell table:style-name="Table2.B2" office:value-type="string">
                  <text:p text:style-name="P4"><text:placeholder text:placeholder-type="text">&lt;get_chitiet(menhgia,daily)['tong_sl_2_d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,daily)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2">Cuối:</text:p>
                </table:table-cell>
                <table:table-cell table:style-name="Table2.B2" office:value-type="string">
                  <text:p text:style-name="P4"><text:placeholder text:placeholder-type="text">&lt;get_chitiet(menhgia,daily)['tong_sl_2_c']&gt;</text:placeholder></text:p>
                </table:table-cell>
                <table:table-cell table:style-name="Table2.B2" office:value-type="string">
                  <text:p text:style-name="P4"><text:placeholder text:placeholder-type="text">&lt;get_chitiet(menhgia,daily)['tong_sl_2_c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,daily)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2">Đầu/Cuối:</text:p>
                </table:table-cell>
                <table:table-cell table:style-name="Table2.B2" office:value-type="string">
                  <text:p text:style-name="P4"><text:placeholder text:placeholder-type="text">&lt;get_chitiet(menhgia,daily)['tong_sl_2_dc']&gt;</text:placeholder></text:p>
                </table:table-cell>
                <table:table-cell table:style-name="Table2.B2" office:value-type="string">
                  <text:p text:style-name="P4"><text:placeholder text:placeholder-type="text">&lt;get_chitiet(menhgia,daily)['tong_sl_2_dc_trung']&gt;</text:placeholder><text:soft-page-break/></text:p>
                </table:table-cell>
                <table:table-cell table:style-name="Table2.D2" office:value-type="string">
                  <text:p text:style-name="P4"><text:placeholder text:placeholder-type="text">&lt;get_chitiet(menhgia,daily)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2">18 lô:</text:p>
                </table:table-cell>
                <table:table-cell table:style-name="Table2.B2" office:value-type="string">
                  <text:p text:style-name="P4"><text:placeholder text:placeholder-type="text">&lt;get_chitiet(menhgia,daily)['tong_sl_2_18']&gt;</text:placeholder></text:p>
                </table:table-cell>
                <table:table-cell table:style-name="Table2.B2" office:value-type="string">
                  <text:p text:style-name="P4"><text:placeholder text:placeholder-type="text">&lt;get_chitiet(menhgia,daily)['tong_sl_2_18_trung']&gt;</text:placeholder></text:p>
                </table:table-cell>
                <table:table-cell table:style-name="Table2.D2" office:value-type="string">
                  <text:p text:style-name="P4"><text:placeholder text:placeholder-type="text">&lt;get_chitiet(menhgia,daily)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</table:table-row>
              <table:table-row>
                <table:table-cell table:style-name="Table2.A1" office:value-type="string">
                  <text:p text:style-name="P6">Tổng:</text:p>
                </table:table-cell>
                <table:table-cell table:style-name="Table2.A1" office:value-type="string">
                  <text:p text:style-name="P4"><text:placeholder text:placeholder-type="text">&lt;get_chitiet(menhgia,daily)['tong_sl_2']&gt;</text:placeholder></text:p>
                </table:table-cell>
                <table:table-cell table:style-name="Table2.A1" office:value-type="string">
                  <text:p text:style-name="P4"><text:placeholder text:placeholder-type="text">&lt;get_chitiet(menhgia,daily)['tong_sl_2_trung']&gt;</text:placeholder></text:p>
                </table:table-cell>
                <table:table-cell table:style-name="Table2.A1" office:value-type="string">
                  <text:p text:style-name="P4"><text:placeholder text:placeholder-type="text">&lt;get_chitiet(menhgia,daily)['tong_tien_2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/>
                </table:table-cell>
                <table:table-cell table:style-name="Table3.B1" office:value-type="string">
                  <text:p text:style-name="P3">Số Lượng</text:p>
                </table:table-cell>
                <table:table-cell table:style-name="Table3.B1" office:value-type="string">
                  <text:p text:style-name="P3">Số Lần</text:p>
                </table:table-cell>
                <table:table-cell table:style-name="Table3.D1" office:value-type="string">
                  <text:p text:style-name="P3">Thành tiền</text:p>
                </table:table-cell>
              </table:table-row>
              <table:table-row>
                <table:table-cell table:style-name="Table3.A1" office:value-type="string">
                  <text:p text:style-name="P2">Đầu:</text:p>
                </table:table-cell>
                <table:table-cell table:style-name="Table3.B2" office:value-type="string">
                  <text:p text:style-name="P4"><text:placeholder text:placeholder-type="text">&lt;get_chitiet(menhgia,daily)['tong_sl_3_d']&gt;</text:placeholder></text:p>
                </table:table-cell>
                <table:table-cell table:style-name="Table3.B2" office:value-type="string">
                  <text:p text:style-name="P4"><text:placeholder text:placeholder-type="text">&lt;get_chitiet(menhgia,daily)['tong_sl_3_d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,daily)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2">Cuối:</text:p>
                </table:table-cell>
                <table:table-cell table:style-name="Table3.B2" office:value-type="string">
                  <text:p text:style-name="P4"><text:placeholder text:placeholder-type="text">&lt;get_chitiet(menhgia,daily)['tong_sl_3_c']&gt;</text:placeholder></text:p>
                </table:table-cell>
                <table:table-cell table:style-name="Table3.B2" office:value-type="string">
                  <text:p text:style-name="P4"><text:placeholder text:placeholder-type="text">&lt;get_chitiet(menhgia,daily)['tong_sl_3_c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,daily)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2">Đầu/Cuối:</text:p>
                </table:table-cell>
                <table:table-cell table:style-name="Table3.B2" office:value-type="string">
                  <text:p text:style-name="P4"><text:placeholder text:placeholder-type="text">&lt;get_chitiet(menhgia,daily)['tong_sl_3_dc']&gt;</text:placeholder></text:p>
                </table:table-cell>
                <table:table-cell table:style-name="Table3.B2" office:value-type="string">
                  <text:p text:style-name="P4"><text:placeholder text:placeholder-type="text">&lt;get_chitiet(menhgia,daily)['tong_sl_3_dc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,daily)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2"><text:soft-page-break/>7 lô:</text:p>
                </table:table-cell>
                <table:table-cell table:style-name="Table3.B2" office:value-type="string">
                  <text:p text:style-name="P4"><text:placeholder text:placeholder-type="text">&lt;get_chitiet(menhgia,daily)['tong_sl_3_7']&gt;</text:placeholder></text:p>
                </table:table-cell>
                <table:table-cell table:style-name="Table3.B2" office:value-type="string">
                  <text:p text:style-name="P4"><text:placeholder text:placeholder-type="text">&lt;get_chitiet(menhgia,daily)['tong_sl_3_7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,daily)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2">17 lô:</text:p>
                </table:table-cell>
                <table:table-cell table:style-name="Table3.B2" office:value-type="string">
                  <text:p text:style-name="P4"><text:placeholder text:placeholder-type="text">&lt;get_chitiet(menhgia,daily)['tong_sl_3_17']&gt;</text:placeholder></text:p>
                </table:table-cell>
                <table:table-cell table:style-name="Table3.B2" office:value-type="string">
                  <text:p text:style-name="P4"><text:placeholder text:placeholder-type="text">&lt;get_chitiet(menhgia,daily)['tong_sl_3_17_trung']&gt;</text:placeholder></text:p>
                </table:table-cell>
                <table:table-cell table:style-name="Table3.D2" office:value-type="string">
                  <text:p text:style-name="P4"><text:placeholder text:placeholder-type="text">&lt;get_chitiet(menhgia,daily)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6">Tổng:</text:p>
                </table:table-cell>
                <table:table-cell table:style-name="Table3.A1" office:value-type="string">
                  <text:p text:style-name="P4"><text:placeholder text:placeholder-type="text">&lt;get_chitiet(menhgia,daily)['tong_sl_3']&gt;</text:placeholder></text:p>
                </table:table-cell>
                <table:table-cell table:style-name="Table3.A1" office:value-type="string">
                  <text:p text:style-name="P4"><text:placeholder text:placeholder-type="text">&lt;get_chitiet(menhgia,daily)['tong_sl_3_trung']&gt;</text:placeholder></text:p>
                </table:table-cell>
                <table:table-cell table:style-name="Table3.A1" office:value-type="string">
                  <text:p text:style-name="P4"><text:placeholder text:placeholder-type="text">&lt;get_chitiet(menhgia,daily)['tong_tien_3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2"/>
                </table:table-cell>
                <table:table-cell table:style-name="Table4.B1" office:value-type="string">
                  <text:p text:style-name="P3">Số Lượng</text:p>
                </table:table-cell>
                <table:table-cell table:style-name="Table4.B1" office:value-type="string">
                  <text:p text:style-name="P3">Số Lần</text:p>
                </table:table-cell>
                <table:table-cell table:style-name="Table4.D1" office:value-type="string">
                  <text:p text:style-name="P3">Thành tiền</text:p>
                </table:table-cell>
              </table:table-row>
              <table:table-row>
                <table:table-cell table:style-name="Table4.A1" office:value-type="string">
                  <text:p text:style-name="P2">16 lô:</text:p>
                </table:table-cell>
                <table:table-cell table:style-name="Table4.B2" office:value-type="string">
                  <text:p text:style-name="P4"><text:placeholder text:placeholder-type="text">&lt;get_chitiet(menhgia,daily)['tong_sl_4_16']&gt;</text:placeholder></text:p>
                </table:table-cell>
                <table:table-cell table:style-name="Table4.B2" office:value-type="string">
                  <text:p text:style-name="P4"><text:placeholder text:placeholder-type="text">&lt;get_chitiet(menhgia,daily)['tong_sl_4_16_trung']&gt;</text:placeholder></text:p>
                </table:table-cell>
                <table:table-cell table:style-name="Table4.D2" office:value-type="string">
                  <text:p text:style-name="P4"><text:placeholder text:placeholder-type="text">&lt;get_chitiet(menhgia,daily)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6">Tổng: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get_chitiet(menhgia,daily)['tong_sl_4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get_chitiet(menhgia,daily)['tong_sl_4_trung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get_chitiet(menhgia,daily)['tong_tien_4']&gt;</text:placeholder></text:p>
                </table:table-cell>
              </table:table-row>
            </table:table>
            <text:p text:style-name="P2"/>
          </table:table-cell>
        </table:table-row>
      </table:table>
      <text:p text:style-name="P9"/>
      <text:p text:style-name="P9"><text:placeholder text:placeholder-type="text">&lt;/for&gt;</text:placeholder></text:p>
      <text:p text:style-name="P15">CỘNG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Số Lượng</text:p>
          </table:table-cell>
          <table:table-cell table:style-name="Table6.A1" office:value-type="string">
            <text:p text:style-name="P7">Số Lần</text:p>
          </table:table-cell>
          <table:table-cell table:style-name="Table6.C1" office:value-type="string">
            <text:p text:style-name="P7">Thành tiền</text:p>
          </table:table-cell>
        </table:table-row>
        <table:table-row>
          <table:table-cell table:style-name="Table6.A2" office:value-type="string">
            <text:p text:style-name="P4"><text:placeholder text:placeholder-type="text">&lt;get_tong_dl(daily)['tong_sl']&gt;</text:placeholder></text:p>
          </table:table-cell>
          <table:table-cell table:style-name="Table6.A2" office:value-type="string">
            <text:p text:style-name="P4"><text:placeholder text:placeholder-type="text">&lt;get_tong_dl(daily)['tong_sl_trung']&gt;</text:placeholder></text:p>
          </table:table-cell>
          <table:table-cell table:style-name="Table6.C2" office:value-type="string">
            <text:p text:style-name="P4"><text:placeholder text:placeholder-type="text">&lt;get_tong_dl(daily)['tong_thanhtien']&gt;</text:placeholder></text:p>
          </table:table-cell>
        </table:table-row>
      </table:table>
      <text:p text:style-name="P9"><text:placeholder text:placeholder-type="text">&lt;/if&gt;</text:placeholder></text:p>
      <text:p text:style-name="P9"/>
      <text:p text:style-name="P9"><text:placeholder text:placeholder-type="text">&lt;/for&gt;</text:placeholder></text:p>
      <text:p text:style-name="P15">TỔNG CỘNG:</text:p>
      <table:table table:name="Table5" table:style-name="Table5">
        <table:table-column table:style-name="Table5.A" table:number-columns-repeated="3"/>
        <text:soft-page-break/>
        <table:table-row>
          <table:table-cell table:style-name="Table5.A1" office:value-type="string">
            <text:p text:style-name="P7">Số Lượng</text:p>
          </table:table-cell>
          <table:table-cell table:style-name="Table5.A1" office:value-type="string">
            <text:p text:style-name="P7">Số Lần</text:p>
          </table:table-cell>
          <table:table-cell table:style-name="Table5.C1" office:value-type="string">
            <text:p text:style-name="P7">Thành tiền</text:p>
          </table:table-cell>
        </table:table-row>
        <table:table-row>
          <table:table-cell table:style-name="Table5.A2" office:value-type="string">
            <text:p text:style-name="P4"><text:placeholder text:placeholder-type="text">&lt;get_tong()['tong_sl']&gt;</text:placeholder></text:p>
          </table:table-cell>
          <table:table-cell table:style-name="Table5.A2" office:value-type="string">
            <text:p text:style-name="P4"><text:placeholder text:placeholder-type="text">&lt;get_tong()['tong_sl_trung']&gt;</text:placeholder></text:p>
          </table:table-cell>
          <table:table-cell table:style-name="Table5.C2" office:value-type="string">
            <text:p text:style-name="P4"><text:placeholder text:placeholder-type="text">&lt;get_tong()['tong_thanhtien']&gt;</text:placeholder></text:p>
          </table:table-cell>
        </table:table-row>
      </table:table>
      <text:p text:style-name="P15"/>
      <text:p text:style-name="P16"><text:tab/>BÊN GIAO<text:tab/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6252in" fo:margin-right="0.57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1-22T16:30:02</meta:creation-date>
    <dc:date>2014-11-27T09:48:54</dc:date>
    <dc:creator>phung11764 </dc:creator>
    <meta:editing-duration>PT44M35S</meta:editing-duration>
    <meta:editing-cycles>43</meta:editing-cycles>
    <meta:generator>LibreOffice/3.5$Linux_X86_64 LibreOffice_project/350m1$Build-2</meta:generator>
    <meta:document-statistic meta:table-count="6" meta:image-count="0" meta:object-count="0" meta:page-count="3" meta:paragraph-count="90" meta:word-count="138" meta:character-count="2485" meta:non-whitespace-character-count="2432"/>
  </office:meta>
</office:document-meta>
</file>